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c6ad" officeooo:paragraph-rsid="0005c6ad"/>
    </style:style>
    <style:style style:name="T1" style:family="text">
      <style:text-properties officeooo:rsid="0005c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Log: </text:span>TFG optimización de etapas</text:p>
      <text:p text:style-name="Text_20_body"/>
      <text:h text:style-name="Heading_20_1" text:outline-level="1">Meeting 1: Februaru 25. 10:30 am.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0:15:52.897393297</meta:creation-date>
    <dc:date>2021-02-25T20:18:37.404526523</dc:date>
    <meta:editing-duration>PT2M4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1" meta:character-count="64" meta:non-whitespace-character-count="55"/>
  </office:meta>
</office:document-meta>
</file>